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111in" style:line-height-at-least="0.1798in"/>
      <style:text-properties style:font-name="Calibri" fo:font-size="11pt" style:font-size-asian="11pt" fo:background-color="#FFFFFF"/>
    </style:style>
    <style:style style:name="P2" style:parent-style-name="Standard" style:family="paragraph">
      <style:paragraph-properties fo:margin-bottom="0.1111in" style:line-height-at-least="0.1798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P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" style:parent-style-name="Standard" style:family="paragraph">
      <style:paragraph-properties fo:margin-bottom="0.1111in" style:line-height-at-least="0.1798in"/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P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" style:parent-style-name="Standard" style:family="paragraph">
      <style:paragraph-properties fo:margin-bottom="0.1111in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P10" style:parent-style-name="Standard" style:family="paragraph">
      <style:paragraph-properties fo:margin-bottom="0.1111in"/>
    </style:style>
    <style:style style:name="P1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" style:parent-style-name="Standard" style:family="paragraph">
      <style:paragraph-properties fo:margin-bottom="0.1111in"/>
    </style:style>
    <style:style style:name="T13" style:parent-style-name="Fonteparág.padrão" style:family="text">
      <style:text-properties style:language-asian="pt" style:country-asian="BR" style:language-complex="ar" style:country-complex="SA"/>
    </style:style>
    <style:style style:name="P14" style:parent-style-name="Standard" style:family="paragraph">
      <style:paragraph-properties fo:margin-bottom="0.1111in"/>
    </style:style>
    <style:style style:name="T15" style:parent-style-name="Fonteparág.padrão" style:family="text">
      <style:text-properties style:language-asian="pt" style:country-asian="BR" style:language-complex="ar" style:country-complex="SA"/>
    </style:style>
    <style:style style:name="P1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9" style:parent-style-name="Standard" style:family="paragraph">
      <style:paragraph-properties fo:margin-bottom="0.1111in" style:line-height-at-least="0.1798in"/>
    </style:style>
    <style:style style:name="T20" style:parent-style-name="Fonteparág.padrão" style:family="text">
      <style:text-properties style:language-asian="pt" style:country-asian="BR" style:language-complex="ar" style:country-complex="SA"/>
    </style:style>
    <style:style style:name="P21" style:parent-style-name="Standard" style:family="paragraph">
      <style:paragraph-properties fo:margin-bottom="0.1111in" style:line-height-at-least="0.1798in"/>
    </style:style>
    <style:style style:name="T22" style:parent-style-name="Fonteparág.padrão" style:family="text">
      <style:text-properties style:language-asian="pt" style:country-asian="BR" style:language-complex="ar" style:country-complex="SA"/>
    </style:style>
    <style:style style:name="P2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4" style:parent-style-name="Standard" style:family="paragraph">
      <style:paragraph-properties fo:margin-bottom="0.1111in" style:line-height-at-least="0.1798in"/>
    </style:style>
    <style:style style:name="T25" style:parent-style-name="Fonteparág.padrão" style:family="text">
      <style:text-properties style:language-asian="pt" style:country-asian="BR" style:language-complex="ar" style:country-complex="SA"/>
    </style:style>
    <style:style style:name="P2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OD_01</text:p>
      <text:p text:style-name="P2"><text:span text:style-name="T3"><draw:frame draw:style-name="a0" draw:name="Imagem 1" text:anchor-type="as-char" svg:x="0in" svg:y="0in" svg:width="6.69306in" svg:height="1.04514in" style:rel-width="scale" style:rel-height="scale"><draw:image xlink:href="media/image1.png" xlink:type="simple" xlink:show="embed" xlink:actuate="onLoad"/><svg:title/><svg:desc/></draw:frame></text:span></text:p>
      <text:p text:style-name="P4">PROD_02</text:p>
      <text:p text:style-name="P5"><text:span text:style-name="T6"><draw:frame draw:style-name="a1" draw:name="Imagem 13" text:anchor-type="as-char" svg:x="0in" svg:y="0in" svg:width="6.69306in" svg:height="0.7625in" style:rel-width="scale" style:rel-height="scale"><draw:image xlink:href="media/image2.png" xlink:type="simple" xlink:show="embed" xlink:actuate="onLoad"/><svg:title/><svg:desc/></draw:frame></text:span></text:p>
      <text:p text:style-name="P7">PROD_03</text:p>
      <text:p text:style-name="P8"><text:span text:style-name="T9"><draw:frame draw:style-name="a2" draw:name="Imagem 14" text:anchor-type="as-char" svg:x="0in" svg:y="0in" svg:width="6.69306in" svg:height="0.89583in" style:rel-width="scale" style:rel-height="scale"><draw:image xlink:href="media/image3.png" xlink:type="simple" xlink:show="embed" xlink:actuate="onLoad"/><svg:title/><svg:desc/></draw:frame></text:span></text:p>
      <text:p text:style-name="P10"/>
      <text:p text:style-name="P11">PROD_04</text:p>
      <text:p text:style-name="P12"><text:span text:style-name="T13"><draw:frame draw:style-name="a3" draw:name="Imagem 15" text:anchor-type="as-char" svg:x="0in" svg:y="0in" svg:width="6.69306in" svg:height="0.86181in" style:rel-width="scale" style:rel-height="scale"><draw:image xlink:href="media/image4.png" xlink:type="simple" xlink:show="embed" xlink:actuate="onLoad"/><svg:title/><svg:desc/></draw:frame></text:span></text:p>
      <text:p text:style-name="P14"><text:span text:style-name="T15"><draw:frame draw:style-name="a4" draw:name="Imagem 16" text:anchor-type="as-char" svg:x="0in" svg:y="0in" svg:width="6.36458in" svg:height="3.72917in" style:rel-width="scale" style:rel-height="scale"><draw:image xlink:href="media/image5.png" xlink:type="simple" xlink:show="embed" xlink:actuate="onLoad"/><svg:title/><svg:desc/></draw:frame></text:span></text:p>
      <text:p text:style-name="P16"/>
      <text:p text:style-name="P17"/>
      <text:soft-page-break/>
      <text:p text:style-name="P18">PROD_05</text:p>
      <text:p text:style-name="P19"><text:span text:style-name="T20"><draw:frame draw:style-name="a5" draw:name="Imagem 17" text:anchor-type="as-char" svg:x="0in" svg:y="0in" svg:width="6.69306in" svg:height="3.64583in" style:rel-width="scale" style:rel-height="scale"><draw:image xlink:href="media/image6.png" xlink:type="simple" xlink:show="embed" xlink:actuate="onLoad"/><svg:title/><svg:desc/></draw:frame></text:span></text:p>
      <text:p text:style-name="P21"><text:span text:style-name="T22"><draw:frame draw:style-name="a6" draw:name="Imagem 18" text:anchor-type="as-char" svg:x="0in" svg:y="0in" svg:width="6.69306in" svg:height="0.74375in" style:rel-width="scale" style:rel-height="scale"><draw:image xlink:href="media/image7.png" xlink:type="simple" xlink:show="embed" xlink:actuate="onLoad"/><svg:title/><svg:desc/></draw:frame></text:span></text:p>
      <text:p text:style-name="P23">PROD_06</text:p>
      <text:p text:style-name="P24"><text:span text:style-name="T25"><draw:frame draw:style-name="a7" draw:name="Imagem 19" text:anchor-type="as-char" svg:x="0in" svg:y="0in" svg:width="6.69306in" svg:height="1.07708in" style:rel-width="scale" style:rel-height="scale"><draw:image xlink:href="media/image8.png" xlink:type="simple" xlink:show="embed" xlink:actuate="onLoad"/><svg:title/><svg:desc/></draw:frame></text:span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Élio José Borges da Silva Junior</meta:initial-creator>
    <dc:creator>Élio José Borges da Silva Junior</dc:creator>
    <meta:creation-date>2018-02-15T11:36:00Z</meta:creation-date>
    <dc:date>2018-02-15T11:47:00Z</dc:date>
    <meta:template xlink:href="Normal" xlink:type="simple"/>
    <meta:editing-cycles>3</meta:editing-cycles>
    <meta:editing-duration>PT660S</meta:editing-duration>
    <meta:document-statistic meta:page-count="2" meta:paragraph-count="1" meta:word-count="10" meta:character-count="67" meta:row-count="1" meta:non-whitespace-character-count="58"/>
  </office:meta>
</office:document-meta>
</file>